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TeXGyreChorus" svg:font-family="TeXGyreChorus" style:font-adornments="Обычный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15cm"/>
    </style:style>
    <style:style style:name="co2" style:family="table-column">
      <style:table-column-properties fo:break-before="auto" style:column-width="3.156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4.15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388cm"/>
    </style:style>
    <style:style style:name="ro1" style:family="table-row">
      <style:table-row-properties style:row-height="0.6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Field">
      <style:text-properties style:font-weight-asian="bold" style:font-weight-complex="bold"/>
    </style:style>
  </office:automatic-styles>
  <office:body>
    <office:spreadsheet>
      <table:table table:name="План" table:style-name="ta1" table:print="false">
        <office:forms form:automatic-focus="false" form:apply-design-mode="false"/>
        <table:table-column table:style-name="co1" table:default-cell-style-name="Text"/>
        <table:table-column table:style-name="co2" table:default-cell-style-name="Text"/>
        <table:table-column table:style-name="co3" table:default-cell-style-name="Text"/>
        <table:table-column table:style-name="co4" table:default-cell-style-name="Surnames"/>
        <table:table-row table:style-name="ro1">
          <table:table-cell table:style-name="Field" office:value-type="string">
            <text:p>Документ</text:p>
          </table:table-cell>
          <table:table-cell table:style-name="Field" office:value-type="string">
            <text:p>Статус</text:p>
          </table:table-cell>
          <table:table-cell table:style-name="Field" office:value-type="string">
            <text:p>Срок отправки</text:p>
          </table:table-cell>
          <table:table-cell table:style-name="Field" office:value-type="string">
            <text:p>Ответственный</text:p>
          </table:table-cell>
        </table:table-row>
        <table:table-row table:style-name="ro1">
          <table:table-cell office:value-type="string">
            <text:p>Итоговое письмо с благодарностью докладчикам</text:p>
          </table:table-cell>
          <table:table-cell office:value-type="string">
            <text:p>Не отправлен</text:p>
          </table:table-cell>
          <table:table-cell office:value-type="string">
            <text:p>не позднее 2</text:p>
          </table:table-cell>
          <table:table-cell office:value-type="string">
            <text:p>Рассылкин А.Н</text:p>
          </table:table-cell>
        </table:table-row>
        <table:table-row table:style-name="ro1">
          <table:table-cell office:value-type="string">
            <text:p>Итоговое письмо с благодарностью участникам и гостям</text:p>
          </table:table-cell>
          <table:table-cell office:value-type="string">
            <text:p>Отправлен</text:p>
          </table:table-cell>
          <table:table-cell office:value-type="string">
            <text:p>не позднее 2</text:p>
          </table:table-cell>
          <table:table-cell office:value-type="string">
            <text:p>Посылкин А.Е.</text:p>
          </table:table-cell>
        </table:table-row>
        <table:table-row table:style-name="ro1">
          <table:table-cell office:value-type="string">
            <text:p>Итоговое письмо с благодарностью партнёрам и поддерживающим организациям</text:p>
          </table:table-cell>
          <table:table-cell office:value-type="string">
            <text:p>Отправлен</text:p>
          </table:table-cell>
          <table:table-cell office:value-type="string">
            <text:p>не позднее 2</text:p>
          </table:table-cell>
          <table:table-cell office:value-type="string">
            <text:p>Посылкин А.Е.</text:p>
          </table:table-cell>
        </table:table-row>
        <table:table-row table:style-name="ro1">
          <table:table-cell office:value-type="string">
            <text:p>Итоговое письмо с благодарностью обслуживающим организациям и подрядчикам</text:p>
          </table:table-cell>
          <table:table-cell office:value-type="string">
            <text:p>Не отправлен</text:p>
          </table:table-cell>
          <table:table-cell office:value-type="string">
            <text:p>не позднее 2</text:p>
          </table:table-cell>
          <table:table-cell office:value-type="string">
            <text:p>Рассылкин А.Н.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Статус" table:style-name="ta1" table:print="false">
        <table:table-column table:style-name="co6" table:default-cell-style-name="Text"/>
        <table:table-row table:style-name="ro1">
          <table:table-cell table:style-name="ce1" office:value-type="string">
            <text:p>Статус</text:p>
          </table:table-cell>
        </table:table-row>
        <table:table-row table:style-name="ro1">
          <table:table-cell office:value-type="string">
            <text:p>Отправлен</text:p>
          </table:table-cell>
        </table:table-row>
        <table:table-row table:style-name="ro1">
          <table:table-cell office:value-type="string">
            <text:p>Не отправлен</text:p>
          </table:table-cell>
        </table:table-row>
        <table:named-expressions/>
      </table:table>
      <table:named-expressions>
        <table:named-range table:name="СтатусЗнач" table:base-cell-address="$Статус.$A$3" table:cell-range-address="$Статус.$A$2:.$A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TeXGyreChorus" svg:font-family="TeXGyreChorus" style:font-adornments="Обычный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" style:family="table-cell" style:parent-style-name="Default">
      <style:table-cell-properties fo:background-color="transparent" fo:border="0.002cm solid #000000"/>
      <style:text-properties fo:color="#000000" style:font-name="Arial1" fo:font-size="14pt" fo:text-shadow="none" fo:font-weight="normal" style:font-size-asian="10pt" style:font-size-complex="10pt"/>
    </style:style>
    <style:style style:name="Field" style:family="table-cell" style:parent-style-name="Text">
      <style:text-properties fo:font-style="normal" fo:font-weight="bold"/>
    </style:style>
    <style:style style:name="Surnames" style:family="table-cell" style:parent-style-name="Text">
      <style:text-properties fo:language="zxx" fo:country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8">08.12.2020</text:date>, <text:time>16:21:1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олай Огородников</meta:initial-creator>
    <meta:creation-date>2020-04-14T21:18:48.40</meta:creation-date>
    <dc:date>2020-12-08T16:21:19</dc:date>
    <meta:editing-duration>PT18M27S</meta:editing-duration>
    <meta:editing-cycles>13</meta:editing-cycles>
    <meta:generator>OpenOffice/4.1.7$Unix OpenOffice.org_project/417m1$Build-9800</meta:generator>
    <meta:document-statistic meta:table-count="2" meta:cell-count="23" meta:object-count="0"/>
  </office:meta>
</office:document-meta>
</file>